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71cm" svg:height="13.802cm" svg:x="2.6cm" svg:y="2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37:01.610000000</meta:creation-date>
    <dc:date>2017-02-16T19:15:31.634000000</dc:date>
    <meta:editing-duration>PT5M6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color="#7fff00" fo:font-size="12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color="#ff00ff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72cm" svg:height="13.803cm" xlink:href="." xlink:type="simple" chart:class="chart:bar" chart:style-name="ch1">
        <chart:plot-area chart:style-name="ch2" chart:data-source-has-labels="both" svg:x="0.491cm" svg:y="0.276cm" svg:width="23.59cm" svg:height="13.251cm">
          <chartooo:coordinate-region svg:x="4.181cm" svg:y="0.555cm" svg:width="19.9cm" svg:height="12.272cm"/>
          <chart:axis chart:dimension="x" chart:name="primary-x" chart:style-name="ch3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B$1:.$E$1" chart:class="chart:bar">
            <chart:data-point chart:repeated="4"/>
          </chart:series>
          <chart:series chart:style-name="ch7" chart:values-cell-range-address="local-table.$B$2:.$E$2" chart:label-cell-address="local-table.$B$1:.$E$1" chart:class="chart:bar">
            <chart:data-point chart:repeated="4"/>
          </chart:serie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2. quarter 2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